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0"/>
    <style:style style:name="ce5" style:family="table-cell" style:parent-style-name="Default" style:data-style-name="N41"/>
  </office:automatic-styles>
  <office:body>
    <office:spreadsheet>
      <table:table table:name="0,3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30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/>
          <table:table-cell table:formula="of:=60+25"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table:formula="of:=27" office:value-type="float" office:value="27" calcext:value-type="float">
            <text:p>2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/>
          <table:table-cell table:formula="of:=3 * 60+ 25" office:value-type="float" office:value="205" calcext:value-type="float">
            <text:p>20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24" calcext:value-type="float">
            <text:p>2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47" office:value-type="float" office:value="47" calcext:value-type="float">
            <text:p>4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60+7" office:value-type="float" office:value="67" calcext:value-type="float">
            <text:p>67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  <table:table-cell table:formula="of:=5 * 60 + 35" office:value-type="float" office:value="335" calcext:value-type="float">
            <text:p>33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37" calcext:value-type="float">
            <text:p>3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47" calcext:value-type="float">
            <text:p>47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formula="of:=53" office:value-type="float" office:value="53" calcext:value-type="float">
            <text:p>5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15"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46"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/>
          <table:table-cell table:formula="of:=8*60+26" office:value-type="float" office:value="506" calcext:value-type="float">
            <text:p>50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+2"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+16"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+41"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2*60+20"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6"/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office:value-type="float" office:value="63" calcext:value-type="float">
            <text:p>63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formula="of:=60+18" office:value-type="float" office:value="78" calcext:value-type="float">
            <text:p>7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formula="of:=60+34"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2*60+6" office:value-type="float" office:value="126" calcext:value-type="float">
            <text:p>1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2*60+59"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</table:table-row>
        <table:table-row table:style-name="ro1" table:number-rows-repeated="6">
          <table:table-cell table:number-columns-repeated="20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31"/>
        </table:table-row>
        <table:table-row table:style-name="ro1">
          <table:table-cell table:number-columns-repeated="14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  <table:table-row table:style-name="ro1" table:number-rows-repeated="3">
          <table:table-cell table:number-columns-repeated="21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7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0"/>
        </table:table-row>
      </table:table>
      <table:table table:name="0,15%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1" table:default-cell-style-name="ce6"/>
        <table:table-column table:style-name="co1" table:number-columns-repeated="10" table:default-cell-style-name="Default"/>
        <table:table-column table:style-name="co1" table:number-columns-repeated="2" table:default-cell-style-name="ce6"/>
        <table:table-column table:style-name="co1" table:number-columns-repeated="42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42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/>
          <table:table-cell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/>
          <table:table-cell table:formula="of:=60+44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19" calcext:value-type="float">
            <text:p>1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/>
          <table:table-cell table:formula="of:=4*60+30"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4" calcext:value-type="float">
            <text:p>14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style-name="ce6" table:formula="of:=60+12"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  <table:table-cell table:formula="of:=60*8+45" office:value-type="float" office:value="525" calcext:value-type="float">
            <text:p>525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1" calcext:value-type="float">
            <text:p>21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style-name="ce6" table:formula="of:=60+44" office:value-type="float" office:value="104" calcext:value-type="float">
            <text:p>104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60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+13"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style-name="ce6" table:formula="of:=60*2+29" office:value-type="float" office:value="149" calcext:value-type="float">
            <text:p>149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4"/>
          <table:table-cell office:value-type="float" office:value="6" calcext:value-type="float">
            <text:p>6</text:p>
          </table:table-cell>
          <table:table-cell table:style-name="ce5"/>
          <table:table-cell office:value-type="float" office:value="36" calcext:value-type="float">
            <text:p>3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formula="of:=60+15"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60+31"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/>
          <table:table-cell table:style-name="ce6" table:formula="of:=60*3+6"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4"/>
          <table:table-cell table:style-name="ce5"/>
          <table:table-cell table:number-columns-repeated="43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4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36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/>
          <table:table-cell table:style-name="ce1"/>
          <table:table-cell/>
          <table:table-cell table:style-name="ce1"/>
          <table:table-cell table:style-name="Default" table:number-columns-repeated="2"/>
          <table:table-cell table:number-columns-repeated="4"/>
          <table:table-cell table:style-name="ce5"/>
          <table:table-cell table:style-name="ce6"/>
          <table:table-cell table:number-columns-repeated="36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10"/>
          <table:table-cell table:style-name="ce5"/>
          <table:table-cell table:style-name="ce6"/>
          <table:table-cell table:number-columns-repeated="36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55"/>
        </table:table-row>
        <table:table-row table:style-name="ro1"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1"/>
          <table:table-cell table:style-name="ce5"/>
          <table:table-cell table:number-columns-repeated="43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5"/>
          <table:table-cell table:number-columns-repeated="5"/>
          <table:table-cell table:style-name="ce5"/>
          <table:table-cell table:number-columns-repeated="11"/>
          <table:table-cell table:style-name="Default" table:number-columns-repeated="2"/>
          <table:table-cell table:number-columns-repeated="4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4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  <table:table-cell table:style-name="ce1"/>
          <table:table-cell table:style-name="Default" table:number-columns-repeated="2"/>
          <table:table-cell table:number-columns-repeated="42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ce5"/>
          <table:table-cell table:number-columns-repeated="43"/>
        </table:table-row>
      </table:table>
      <table:table table:name="0,075%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6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/>
          <table:table-cell office:value-type="string" calcext:value-type="string">
            <text:p>P, дел</text:p>
          </table:table-cell>
          <table:table-cell table:style-name="ce1" office:value-type="string" calcext:value-type="string">
            <text:p>№</text:p>
          </table:table-cell>
          <table:table-cell table:style-name="Default"/>
          <table:table-cell table:style-name="Default" office:value-type="string" calcext:value-type="string">
            <text:p>tабс, с</text:p>
          </table:table-cell>
          <table:table-cell office:value-type="string" calcext:value-type="string">
            <text:p>h, мм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"/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16" calcext:value-type="float">
            <text:p>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formula="of:=60+1"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"/>
          <table:table-cell table:formula="of:=2*60+10"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23" calcext:value-type="float">
            <text:p>23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6"/>
          <table:table-cell table:formula="of:=60+39" office:value-type="float" office:value="99" calcext:value-type="float">
            <text:p>99</text:p>
          </table:table-cell>
          <table:table-cell office:value-type="float" office:value="185" calcext:value-type="float">
            <text:p>185</text:p>
          </table:table-cell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+9"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6"/>
          <table:table-cell table:formula="of:=60*2+4" office:value-type="float" office:value="124" calcext:value-type="float">
            <text:p>12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 table:number-columns-repeated="2"/>
          <table:table-cell table:number-columns-repeated="4"/>
          <table:table-cell table:style-name="ce6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60+26" office:value-type="float" office:value="86" calcext:value-type="float">
            <text:p>86</text:p>
          </table:table-cell>
          <table:table-cell office:value-type="float" office:value="175" calcext:value-type="float">
            <text:p>175</text:p>
          </table:table-cell>
          <table:table-cell table:number-columns-repeated="21"/>
          <table:table-cell table:style-name="ce5"/>
          <table:table-cell table:style-name="ce6"/>
          <table:table-cell table:number-columns-repeated="4"/>
          <table:table-cell table:style-name="ce5"/>
          <table:table-cell table:style-name="ce6"/>
        </table:table-row>
        <table:table-row table:style-name="ro1" table:number-rows-repeated="5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 style:data-style-name="N2" text:time-value="10:16:02.638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0T16:44:11.213000000</dc:date>
    <meta:editing-duration>PT15H34M3S</meta:editing-duration>
    <meta:editing-cycles>38</meta:editing-cycles>
    <meta:generator>LibreOffice/7.2.1.2$Windows_X86_64 LibreOffice_project/87b77fad49947c1441b67c559c339af8f3517e22</meta:generator>
    <meta:document-statistic meta:table-count="3" meta:cell-count="428" meta:object-count="0"/>
  </office:meta>
</office:document-meta>
</file>